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paragraph-properties fo:line-height="150%" fo:text-align="start" style:justify-single-word="false"/>
      <style:text-properties style:font-name="Comic Sans MS" officeooo:rsid="000af4a9" officeooo:paragraph-rsid="000af4a9" style:font-name-asian="Comic Sans MS"/>
    </style:style>
    <style:style style:name="P2" style:family="paragraph" style:parent-style-name="Subtitle">
      <style:paragraph-properties fo:line-height="150%" fo:text-align="start" style:justify-single-word="false"/>
      <style:text-properties style:font-name="Comic Sans MS" officeooo:rsid="000af4a9" officeooo:paragraph-rsid="000af4a9" style:font-name-asian="Comic Sans MS"/>
    </style:style>
    <style:style style:name="P3" style:family="paragraph" style:parent-style-name="Text_20_body">
      <style:paragraph-properties fo:line-height="150%" fo:text-align="start" style:justify-single-word="false"/>
      <style:text-properties style:font-name="Comic Sans MS" officeooo:rsid="00073f4c" officeooo:paragraph-rsid="00073f4c" style:font-name-asian="Comic Sans MS"/>
    </style:style>
    <style:style style:name="P4" style:family="paragraph" style:parent-style-name="Text_20_body">
      <style:paragraph-properties fo:line-height="150%"/>
      <style:text-properties style:font-name="Comic Sans MS" officeooo:paragraph-rsid="00073f4c" style:font-name-asian="Comic Sans MS"/>
    </style:style>
    <style:style style:name="P5" style:family="paragraph" style:parent-style-name="Text_20_body">
      <style:text-properties style:font-name="Comic Sans MS" officeooo:paragraph-rsid="000dff5a"/>
    </style:style>
    <style:style style:name="P6" style:family="paragraph" style:parent-style-name="Text_20_body">
      <style:text-properties style:font-name="Comic Sans MS" officeooo:rsid="000e58da" officeooo:paragraph-rsid="000e58da"/>
    </style:style>
    <style:style style:name="P7" style:family="paragraph" style:parent-style-name="Text_20_body">
      <style:paragraph-properties fo:line-height="150%"/>
      <style:text-properties style:font-name="Comic Sans MS" officeooo:paragraph-rsid="000abf32"/>
    </style:style>
    <style:style style:name="P8" style:family="paragraph" style:parent-style-name="Text_20_body">
      <style:paragraph-properties fo:line-height="150%"/>
      <style:text-properties style:font-name="Comic Sans MS" officeooo:paragraph-rsid="000c0567"/>
    </style:style>
    <style:style style:name="P9" style:family="paragraph" style:parent-style-name="Text_20_body">
      <style:text-properties style:font-name="Comic Sans MS" officeooo:paragraph-rsid="000e58da"/>
    </style:style>
    <style:style style:name="P10" style:family="paragraph" style:parent-style-name="Text_20_body">
      <style:paragraph-properties fo:line-height="150%"/>
      <style:text-properties fo:font-variant="normal" fo:text-transform="none" fo:color="#000000" loext:opacity="100%" style:font-name="Comic Sans MS" fo:font-size="10.5pt" fo:letter-spacing="normal" fo:font-style="normal" fo:font-weight="normal" officeooo:rsid="000abf32" officeooo:paragraph-rsid="000abf32" style:font-name-asian="Comic Sans MS"/>
    </style:style>
    <style:style style:name="P11" style:family="paragraph" style:parent-style-name="Text_20_body">
      <style:paragraph-properties fo:line-height="150%"/>
      <style:text-properties fo:font-variant="normal" fo:text-transform="none" fo:color="#000000" loext:opacity="100%" style:font-name="Comic Sans MS" fo:font-size="10.5pt" fo:letter-spacing="normal" fo:font-style="normal" fo:font-weight="normal" officeooo:rsid="000abf32" officeooo:paragraph-rsid="000c0567" style:font-name-asian="Comic Sans MS"/>
    </style:style>
    <style:style style:name="P12" style:family="paragraph" style:parent-style-name="Text_20_body">
      <style:text-properties fo:font-variant="normal" fo:text-transform="none" fo:color="#000000" loext:opacity="100%" style:font-name="Comic Sans MS" fo:font-size="10.5pt" fo:letter-spacing="normal" fo:font-style="normal" fo:font-weight="normal" officeooo:paragraph-rsid="000e58da"/>
    </style:style>
    <style:style style:name="P13" style:family="paragraph" style:parent-style-name="Text_20_body">
      <style:paragraph-properties fo:line-height="150%"/>
      <style:text-properties style:font-name="Comic Sans MS" officeooo:paragraph-rsid="000abf32"/>
    </style:style>
    <style:style style:name="P14" style:family="paragraph" style:parent-style-name="Heading_20_1">
      <style:paragraph-properties fo:line-height="150%"/>
      <style:text-properties style:font-name="Comic Sans MS" officeooo:rsid="000af4a9" officeooo:paragraph-rsid="000af4a9" style:font-name-asian="Comic Sans MS"/>
    </style:style>
    <style:style style:name="P15" style:family="paragraph" style:parent-style-name="Heading_20_1">
      <style:text-properties style:font-name="Comic Sans MS" officeooo:rsid="000dff5a" officeooo:paragraph-rsid="000dff5a"/>
    </style:style>
    <style:style style:name="P16" style:family="paragraph" style:parent-style-name="Heading_20_1">
      <style:paragraph-properties fo:line-height="150%"/>
      <style:text-properties fo:font-variant="normal" fo:text-transform="none" fo:color="#000000" loext:opacity="100%" style:font-name="Comic Sans MS" fo:font-size="10.5pt" fo:letter-spacing="normal" fo:font-style="normal" fo:font-weight="normal" officeooo:rsid="00073f4c" officeooo:paragraph-rsid="00073f4c" style:font-name-asian="Comic Sans MS"/>
    </style:style>
    <style:style style:name="P17" style:family="paragraph" style:parent-style-name="Heading_20_1">
      <style:paragraph-properties fo:line-height="150%"/>
      <style:text-properties fo:font-variant="normal" fo:text-transform="none" fo:color="#000000" loext:opacity="100%" style:font-name="Comic Sans MS" fo:font-size="10.5pt" fo:letter-spacing="normal" fo:font-style="normal" fo:font-weight="normal" officeooo:rsid="000abf32" officeooo:paragraph-rsid="000abf32" style:font-name-asian="Comic Sans MS"/>
    </style:style>
    <style:style style:name="P18" style:family="paragraph" style:parent-style-name="Heading_20_3">
      <style:text-properties style:font-name="Comic Sans MS"/>
    </style:style>
    <style:style style:name="P19" style:family="paragraph" style:parent-style-name="Heading_20_3">
      <style:text-properties style:font-name="Comic Sans MS" officeooo:rsid="000dff5a" officeooo:paragraph-rsid="000dff5a"/>
    </style:style>
    <style:style style:name="P20" style:family="paragraph" style:parent-style-name="Heading_20_3">
      <style:text-properties style:font-name="Comic Sans MS" officeooo:rsid="000e58da" officeooo:paragraph-rsid="000e58da"/>
    </style:style>
    <style:style style:name="T1" style:family="text">
      <style:text-properties fo:font-variant="normal" fo:text-transform="none" fo:color="#000000" loext:opacity="100%"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officeooo:rsid="000abf32" style:font-name-asian="Comic Sans MS"/>
    </style:style>
    <style:style style:name="T3" style:family="text">
      <style:text-properties fo:font-variant="normal" fo:text-transform="none" fo:color="#000000" loext:opacity="100%" fo:font-size="10.5pt" fo:letter-spacing="normal" fo:font-style="normal" fo:font-weight="normal" officeooo:rsid="000af4a9" style:font-name-asian="Comic Sans MS"/>
    </style:style>
    <style:style style:name="T4" style:family="text">
      <style:text-properties fo:font-variant="normal" fo:text-transform="none" fo:color="#000000" loext:opacity="100%" fo:font-size="10.5pt" fo:letter-spacing="normal" fo:font-style="normal" fo:font-weight="normal" officeooo:rsid="000b091b" style:font-name-asian="Comic Sans MS"/>
    </style:style>
    <style:style style:name="T5" style:family="text">
      <style:text-properties fo:font-variant="normal" fo:text-transform="none" fo:color="#000000" loext:opacity="100%" fo:font-size="10.5pt" fo:letter-spacing="normal" fo:font-style="normal" fo:font-weight="normal" officeooo:rsid="000c0567" style:font-name-asian="Comic Sans MS"/>
    </style:style>
    <style:style style:name="T6" style:family="text">
      <style:text-properties fo:font-variant="normal" fo:text-transform="none" fo:color="#000000" loext:opacity="100%" fo:font-size="10.5pt" fo:letter-spacing="normal" fo:font-style="normal" fo:font-weight="normal" officeooo:rsid="000dff5a" style:font-name-asian="Comic Sans MS"/>
    </style:style>
    <style:style style:name="T7" style:family="text">
      <style:text-properties fo:font-variant="normal" fo:text-transform="none" fo:color="#000000" loext:opacity="100%" fo:letter-spacing="normal"/>
    </style:style>
    <style:style style:name="T8" style:family="text">
      <style:text-properties officeooo:rsid="000dff5a"/>
    </style:style>
    <style:style style:name="T9" style:family="text">
      <style:text-properties officeooo:rsid="000fcb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TIL THE LILY BLOOMS</text:p>
      <text:p text:style-name="P2">INITIAL STAGES <text:span text:style-name="T8">+ INFO DUMP</text:span></text:p>
      <text:p text:style-name="P3"/>
      <text:h text:style-name="P14" text:outline-level="1">202<text:span text:style-name="T9">0</text:span>-202<text:span text:style-name="T8">2</text:span></text:h>
      <text:p text:style-name="P4"/>
      <text:h text:style-name="P16" text:outline-level="1">DESCRIPTION: </text:h>
      <text:h text:style-name="P17" text:outline-level="1">This story has been an idea for quite some time now (~May 2020), and it has undergone big changes in the plot and characters too.</text:h>
      <text:p text:style-name="P7"><text:span text:style-name="T2"/></text:p>
      <text:p text:style-name="P7"><text:span text:style-name="T2">Initially, the story was inspired by Greek Mythology and the Fate series, also, all the characters from the current cast except for Seleni, Margareth and Lilith didn't exist, most of them were all added after Sep</text:span><text:span text:style-name="T3">tember</text:span><text:span text:style-name="T2"> 2021 (Linnett, Pierce and Circe etc).</text:span></text:p>
      <text:p text:style-name="P7"><text:span text:style-name="T2">The original main cast was Emil, Noar and Seleni and they had their own objectives, but in the way bumped into each other and got along (just like in a</text:span><text:span text:style-name="T3">n</text:span><text:span text:style-name="T2"> RPG </text:span><text:span text:style-name="T3">campaign</text:span><text:span text:style-name="T2">).</text:span></text:p>
      <text:p text:style-name="P10">Emil and Noar are characters that belong to actual people (my friends and classmates) and we no longer talk that much anymore like we used to at the time. Because we were building the story together and then stopped, I took the characters out.</text:p>
      <text:p text:style-name="P7"><text:span text:style-name="T2"/></text:p>
      <text:p text:style-name="P7"><text:span text:style-name="T2">In the original story, Seleni was actually an ancient goddess of war that was reincarnated in the body of a Satyr (whose name was Lily) and her goal was to restore her ancient power and knowledge once again. Margareth was Seleni's past lover and after reincarnation, became a magical goat and Lily's familiar. She guided Lily to a cavern which had the drawings and writings made by Seleni. When she got in the cavern, some memories were restored and now she had to find her Axe, Lilith, to restore the remaining memories and original power. In her journey, she met Emil, a Pharaoh and Noar, </text:span><text:span text:style-name="T3">the</text:span><text:span text:style-name="T2"> prince </text:span><text:span text:style-name="T3">of wolves</text:span><text:span text:style-name="T2">.</text:span></text:p>
      <text:p text:style-name="P7"><text:span text:style-name="T2"/></text:p>
      <text:p text:style-name="P7"><text:soft-page-break/><text:span text:style-name="T2">Seleni was a character created in May 2020 and has been redesigned many times, but the concept stayed the same. Because I decided to make it more of a love story rather than an adventure one, I created Camille with the purpose of being her love interest.</text:span></text:p>
      <text:p text:style-name="P7"><text:span text:style-name="T2">Camille is a character whose design already existed and he was an OC I named Leonidas (Nov. 2020). Leonidas was an empty character with no backstory at all. He was just a Tibetan traveller with a camel. I took Leonidas design and adjusted </text:span><text:span text:style-name="T3">him </text:span><text:span text:style-name="T2">to fit Seleni's story. I named him Lucuma/Camille.</text:span></text:p>
      <text:p text:style-name="P7"><text:span text:style-name="T2">Camille's design and backstory were the ones that has changed the most from the current one. But in all designs, his human form stayed practically the same, I only changed </text:span><text:span text:style-name="T3">his</text:span><text:span text:style-name="T2"> name.</text:span></text:p>
      <text:p text:style-name="P7"><text:span text:style-name="T2">On his first redesign, I made him a Nephilim. His father was a fallen angel and his mother a human. He had the ability of shape-shifting and his humanoid form had golden wings. His skin was black and the tips of hands and feet glowed golden light. and his hair was platinum peach. He was almost 2m tall, pointy feet, finger and ears and surprisingly, no horns. Also, he could create weapons with ease and portals from water puddles.</text:span></text:p>
      <text:p text:style-name="P7"><text:span text:style-name="T2">I actually used to have something like a shapeshifter OC, a Were-crow or something and I based Camille's encounter with Seleni off of that character with Ethan (another oc). I think he is in one of the sketchbooks from 2019. </text:span><text:span text:style-name="T4">In that story, Ethan (a human) was on a trip with his college friends and they were staying at </text:span><text:span text:style-name="T5">the well-off</text:span><text:span text:style-name="T4"> </text:span><text:span text:style-name="T5">friend’s farmhouse in the woods. Ethan decided to explore the area nearby and found a wounded crow and decided to take care of it. I think it was something like that. I don’t remember it very well.</text:span></text:p>
      <text:p text:style-name="P7"><text:span text:style-name="T2">His second re-redesign: I changed Camille from a Nephilim to a Cambion (a half-demon, half-human) whose father was a demon from the Chaos lineage. He grew up in a human village, raised by his mother alone since his father was something like an army general in the Underworld.</text:span></text:p>
      <text:p text:style-name="P7"><text:span text:style-name="T2">At 8yo, he and his mother moved to the Underworld to live with his father. His mother had to pretend she was a hybrid and rarely came out of the house because the Chaos Clan wasn't welcoming of humans. Camille hated there and the dark atmosphere. Once, a rebellion striked </text:span><text:span text:style-name="T5">out </text:span><text:span text:style-name="T2">and there was a human invasion which caused disorder in the kingdom. Demon soldiers were now breaking in every home searching for any human trace. One day they found Camille's mother and burned her alive while his father did nothing to sto</text:span><text:span text:style-name="T5">p and even <text:s/>watched the execution</text:span><text:span text:style-name="T2">.</text:span></text:p>
      <text:p text:style-name="P11">Camille ran away from there and looked for shelter at his former village and did everything to erase his past forming a huge grudge against his father. From then on, he pretended to be human and to have led a simple life. He named himself Lucuma after a fruit he had eaten in one of his trips, because Camille was the name his father had given him.</text:p>
      <text:p text:style-name="P8"><text:soft-page-break/><text:span text:style-name="T2">The tattoo thing </text:span><text:span text:style-name="T5">that identified his demon clan </text:span><text:span text:style-name="T2">and Madeleine remained. Right now I'm still building his character and changing some of his traits, specially appearance. You can read his current backstory at one of those documents I have of him.</text:span></text:p>
      <text:p text:style-name="P7"><text:span text:style-name="T2"/></text:p>
      <text:p text:style-name="P10">Pierce and Linnett are characters I introduced later in the story. In the first drafts, Pierce was Camille's best friend, they were raised together and Linnett was introduced later to them by Seleni. I had to change cuz of life span of course. They later would engage in a poly relationship. Why?</text:p>
      <text:p text:style-name="P7"><text:span text:style-name="T2"><text:s text:c="2"/>- Linnett, as a former dragon, she had no identified </text:span><text:span text:style-name="T5">orientation</text:span><text:span text:style-name="T2"> nor gender so as a female human, her identity still remained the same.</text:span></text:p>
      <text:p text:style-name="P7"><text:span text:style-name="T2"><text:s text:c="2"/>- Camille is a half-demon and shapeshifter demons have no identified sex, but he is a male cause of his </text:span><text:span text:style-name="T5">human </text:span><text:span text:style-name="T2">counterpart. Sexual orientation, also none.</text:span></text:p>
      <text:p text:style-name="P10"><text:s text:c="2"/>- Seleni has had her share of experiences with other species and pays no mind to it. Being a Satyr, she doesn't care as long as it brings her pleasure.</text:p>
      <text:p text:style-name="P10"><text:s text:c="2"/>- Pierce is the only one who was new to everything. But as long as Linnett was involved, he was up to try whatever.</text:p>
      <text:p text:style-name="P10">I ended up taking that part off the story. Maybe I could make a spin-off in an AU.</text:p>
      <text:p text:style-name="P7"><text:span text:style-name="T2"/></text:p>
      <text:p text:style-name="P7"><text:span text:style-name="T2">Finally, in this month (May </text:span><text:span text:style-name="T5">2022</text:span><text:span text:style-name="T2">), I started developing the characters more and trying to go on with the story.</text:span></text:p>
      <text:p text:style-name="P7"><text:span text:style-name="T2"/></text:p>
      <text:p text:style-name="P10">I gave it a title since it had none: TILL THE LILY BLOOMS</text:p>
      <text:p text:style-name="P7"><text:span text:style-name="T2"><text:s text:c="2"/>- Lilies represent Seleni, besides being her favourite flower, the orange Lily represents death and the white one birth I think.</text:span></text:p>
      <text:p text:style-name="P10"><text:s text:c="2"/>- In the current story, Seleni's body was chosen as Margareth's vessel so they could possess her body and reunite with Lilith. So, once in a while, Seleni has the same nightmare, because it's like Margareth manifesting their power inside Seleni, trying to take over. In the nightmare, there is a single white Lily seed that is slowly growing and it grows a little each nightmare she has.</text:p>
      <text:p text:style-name="P7"><text:span text:style-name="T2"><text:s text:c="2"/>- Therefore, when the Lily blooms in Seleni's nightmare, Margareth will be able to possess her body and her soul will </text:span><text:span text:style-name="T6">be eaten</text:span><text:span text:style-name="T2"> to give space </text:span><text:span text:style-name="T6">for</text:span><text:span text:style-name="T2"> the demigod. </text:span></text:p>
      <text:p text:style-name="P7"><text:soft-page-break/><text:span text:style-name="T2"/></text:p>
      <text:p text:style-name="P10">This story happens in the DnD universe with Greek/Roman mythology traits and my own changes and additions to fit my liking and flow of the plot.</text:p>
      <text:p text:style-name="P7"><text:span text:style-name="T2"/></text:p>
      <text:h text:style-name="P15" text:outline-level="1">2021.10.03 – INTRO CHAPTER (SCRAPED)</text:h>
      <text:p text:style-name="P5"/>
      <text:p text:style-name="P5">— Note: Evan's name has changed to Lael/ Evion.</text:p>
      <text:p text:style-name="P5">You can keep this writing, but it doesn't match with the main storyline anymore (2022.5.4) —</text:p>
      <text:p text:style-name="P5"/>
      <text:p text:style-name="P5">*meminerunt omnia amantes*: love remembers all</text:p>
      <text:p text:style-name="P5"/>
      <text:p text:style-name="P5"/>
      <text:p text:style-name="P5"/>
      <text:p text:style-name="P5">"*meminerunt omnia amantes*"</text:p>
      <text:p text:style-name="P5"/>
      <text:p text:style-name="P5"/>
      <text:p text:style-name="P5">What is this feeling...? It's like it has been stuck on my mind for as long as I can remember, but I don’t know what it means nor have I ever heard or read it.</text:p>
      <text:p text:style-name="P5"/>
      <text:p text:style-name="P5">Water drops echoed through the pitch black cave. My skin trembled as I stepped on what it felt like dry bugs and moss. The crack-crack sound and the soft ground was disgustingly weird. I wanted to get out of there as fast as I could.</text:p>
      <text:p text:style-name="P5"/>
      <text:p text:style-name="P5"/>
      <text:p text:style-name="P5">"H-hey," I stuttered, cleaning the sweat from my nose. "are we there yet? Can we go back?"</text:p>
      <text:p text:style-name="P5"/>
      <text:p text:style-name="P5">"We're close, don't worry."</text:p>
      <text:p text:style-name="P5"/>
      <text:p text:style-name="P5"/>
      <text:p text:style-name="P5"><text:soft-page-break/>A sheep-like animal led the way. I held its cotton candy fur so I wouldn't get lost.</text:p>
      <text:p text:style-name="P5"/>
      <text:p text:style-name="P5"/>
      <text:p text:style-name="P5">No, that's not it.</text:p>
      <text:p text:style-name="P5"/>
      <text:p text:style-name="P5"/>
      <text:p text:style-name="P5">What's happening?! I don’t understand! First, I find a sparkly talking sheep, and for some reason, I end up following it blindly and now we're in a lame cave with lots of bugs!!! *Sigh.* Calm down, this must be a dream. I know it. It will be over in a sec.</text:p>
      <text:p text:style-name="P5"/>
      <text:p text:style-name="P5"/>
      <text:p text:style-name="P5">"I bet you're thinking this is a dream, huh? How funny."</text:p>
      <text:p text:style-name="P5"/>
      <text:p text:style-name="P5"/>
      <text:p text:style-name="P5">Or maybe not.</text:p>
      <text:p text:style-name="P5"/>
      <text:p text:style-name="P5"/>
      <text:p text:style-name="P5">"...It's here. Light up a match."</text:p>
      <text:p text:style-name="P5"/>
      <text:p text:style-name="P5">"…Whoa..."</text:p>
      <text:p text:style-name="P5"/>
      <text:p text:style-name="P5"/>
      <text:p text:style-name="P5">Amazing. The fire revealed an enormous wall covered in dust and spider webs. Brushing the dust away, my mouth was left open.</text:p>
      <text:p text:style-name="P5"/>
      <text:p text:style-name="P5">I stood in front of a hundred drawings and symbols which I couldn't understand, even though I perfectly read each one of them.</text:p>
      <text:p text:style-name="P5"/>
      <text:p text:style-name="P5"/>
      <text:p text:style-name="P5"><text:soft-page-break/>The sheep creature turned its gaze on me, and a smirk drew on their face. "*meminerunt omnia amantes*... Do you know what it means?"</text:p>
      <text:p text:style-name="P5"/>
      <text:p text:style-name="P5"/>
      <text:p text:style-name="P5">"Am I supposed to???" I frowned my face, still processing all the words I've just read. "What’s up with you, by the way? Why bring me here?"</text:p>
      <text:p text:style-name="P5"/>
      <text:p text:style-name="P5">"Do you know my name?"</text:p>
      <text:p text:style-name="P5"/>
      <text:p text:style-name="P5">"You have one?!"</text:p>
      <text:p text:style-name="P5"/>
      <text:p text:style-name="P5">"It's Margareth. Does it seem familiar to you?" They kept approaching me with those sharp glowing eyes. "What if I told you that I used to be your servant? That you passed away in this place? That all these drawings and writings were made by you? That you were not human? Do you know your real name?!"</text:p>
      <text:p text:style-name="P5"/>
      <text:p text:style-name="P5">"W, Wait, I don't get it. What? What are you talking about? My name?! I'm confuse-" I took a step back and stumbled upon something.</text:p>
      <text:p text:style-name="P5"/>
      <text:p text:style-name="P5"/>
      <text:p text:style-name="P5">"...Seleni? What are you doing here?"</text:p>
      <text:p text:style-name="P5"/>
      <text:p text:style-name="P5">I blink a few times, getting back to my senses.</text:p>
      <text:p text:style-name="P5">Big hands held my shoulders, accompanied by a deep voice I instantly recognized.</text:p>
      <text:p text:style-name="P5"/>
      <text:p text:style-name="P5"/>
      <text:p text:style-name="P5">"Evan? What are you doing here?"</text:p>
      <text:p text:style-name="P5"/>
      <text:p text:style-name="P5">"That's my question. You wandered off alone at this hour of the night. I thought it was weird. I followed you into the woods, but then you started muttering something and almost fell on your back, so I caught you."</text:p>
      <text:p text:style-name="P5"><text:soft-page-break/></text:p>
      <text:p text:style-name="P5">"Huh? No, no. There is supposed to be a cave here! Where is the sheep?" I stand up looking around.</text:p>
      <text:p text:style-name="P5"/>
      <text:p text:style-name="P5">There was no cave. No weird sheep. Just grass and trees everywhere.</text:p>
      <text:p text:style-name="P5"/>
      <text:p text:style-name="P5">Was it really a dream then?!</text:p>
      <text:p text:style-name="P5"/>
      <text:p text:style-name="P5">"I think you were sleepwalking. Come on, let’s head back."</text:p>
      <text:p text:style-name="P5"/>
      <text:p text:style-name="P5">"...Ok, I guess."</text:p>
      <text:p text:style-name="P5"/>
      <text:p text:style-name="P5"/>
      <text:p text:style-name="P5"/>
      <text:p text:style-name="P5">What were the words again?</text:p>
      <text:p text:style-name="P5"/>
      <text:p text:style-name="P5">End.</text:p>
      <text:p text:style-name="P5"/>
      <text:p text:style-name="P5"/>
      <text:h text:style-name="P15" text:outline-level="1">2022.13.01 – POST-ENDING CHAPTER IDEA</text:h>
      <text:p text:style-name="P5"/>
      <text:p text:style-name="P5"><text:span text:style-name="T1">A Chapter after Seleni's return from the Purgatory</text:span><text:line-break/><text:span text:style-name="T7"> </text:span><text:line-break/><text:span text:style-name="T7">— </text:span><text:span text:style-name="T1">Note: It's great honestly, but changes are needed to fit the new story. Maybe I'm biased cause it's the latest piece I wrote and finished plus the dirty scenes (4.5.2022) —</text:span><text:line-break/><text:line-break/><text:line-break/><text:span text:style-name="T1">[I watched the worried looks of people's faces turn into relief after they saw me inside the shop.]</text:span><text:line-break/><text:line-break/><text:span text:style-name="T1">(This is set after Seleni solves the demigod issue, ~two days later)</text:span><text:line-break/><text:line-break/><text:soft-page-break/><text:line-break/><text:span text:style-name="T1">The sun had already set and we were going back to my house. The streetlights were lighting up one after another; the smell of dinner coming out of the house windows helped create the mood of a peaceful evening.</text:span><text:line-break/><text:line-break/><text:span text:style-name="T1">"I can't believe I'm seeing the stars once again!" I gazed at the night sky as I stretched my arms. It was one of those long stretches, where you feel your tiredness fading away from you.</text:span><text:line-break/><text:line-break/><text:span text:style-name="T1">My shoulders were a bit stiff after standing up all day and talking to customers. It was my usual but today, it seemed like I hadn't done this in decades.</text:span><text:line-break/><text:line-break/><text:span text:style-name="T1">"I think even the stars are happy to see you back here…" Camille took my hand and showed me his gentle smile.</text:span><text:line-break/><text:line-break/><text:span text:style-name="T1">Gosh… I missed this smile so much.</text:span><text:line-break/><text:line-break/><text:span text:style-name="T1">We intertwined our fingers and my eyes were set on his. His palm squeezed mine like it was afraid to let go.</text:span><text:line-break/><text:line-break/><text:span text:style-name="T1">I couldn't help but still think this was all a dream. A dream where I found someone who would see me grow old, where we would grow old together. Side by side.</text:span><text:line-break/><text:line-break/><text:span text:style-name="T1">"Camille… will you stay with me-"</text:span><text:line-break/><text:line-break/><text:span text:style-name="T1">"Yes! Of course, I will!"</text:span><text:line-break/><text:line-break/><text:span text:style-name="T1">Like his mouth moved on its own, words came out without a second of hesitation. He stared at me with his eyes opened wide. His feet stopped moving forward but his hands still held mine.</text:span><text:line-break/><text:line-break/><text:span text:style-name="T1">"You're unbelievable." I let out a simple giggle but inside I was bursting with happiness with that single phrase he spoke. "Come on, let's go home quickly. I can't wait to take a shower."</text:span><text:line-break/><text:line-break/><text:line-break/><text:span text:style-name="T7">— — —</text:span><text:line-break/><text:line-break/><text:line-break/><text:span text:style-name="T1">"I missed you too, guys~" I was watering my plants and babbling time away with them. "Did papa Camille take good care of you?"</text:span><text:line-break/><text:line-break/><text:span text:style-name="T1">The strawberries were green but ready to ripen. They looked big and healthy, Camille had taken good care of them while I was away. Not only the strawberries, but all of my baby plants.</text:span><text:line-break/><text:line-break/><text:span text:style-name="T1">I wanted to praise him but he was still at my house bathing…naked…</text:span><text:line-break/><text:span text:style-name="T1">Maybe I could go there and do him in the shower, just a little… No, but he must have fallen asleep already. He </text:span><text:soft-page-break/><text:span text:style-name="T1">also seemed tired.</text:span><text:line-break/><text:line-break/><text:span text:style-name="T1">Oh, what am I thinking about?! It hasn't even been a day since he told me his feelings, yet I'm already here drooling! I should let it go and practice some self-restraint.</text:span><text:line-break/><text:line-break/><text:span text:style-name="T1">Great. I'm horny now. Better sleep at my tent tonight.</text:span><text:line-break/><text:line-break/><text:line-break/><text:span text:style-name="T1">As I was about to go back, something grabbed my waist.</text:span><text:line-break/><text:line-break/><text:span text:style-name="T1">I turn my head around and-</text:span><text:line-break/><text:line-break/><text:span text:style-name="T1">"Camille? When did you- no, let me guess. As a fly?" I was pretending to be only surprised, because to be honest, when I saw his face, all I wanted to do was jump on his arms. And rip off his shirt…?</text:span><text:line-break/><text:line-break/><text:span text:style-name="T1">He chuckled and hugged me from behind. "You got it right."</text:span><text:line-break/><text:line-break/><text:span text:style-name="T1">"You really should learn to start knocking."</text:span><text:line-break/><text:line-break/><text:span text:style-name="T1">He was still wearing the usual set of clothes. The white peasant-style shirt and some cheap trousers. He hasn't changed a bit.</text:span><text:line-break/><text:line-break/><text:span text:style-name="T1">"There are no doors for me to knock here?! And besides, I wanted to give you a little surprise." he gave me a peck on the cheeks.</text:span><text:line-break/><text:line-break/><text:span text:style-name="T1">If only a peck on the cheeks was enough…</text:span><text:line-break/><text:line-break/><text:span text:style-name="T1">He turns me around to face him and cups my chin with his hand. Brushing my cheek with his thumb, he spoke in a soft way:</text:span><text:line-break/><text:line-break/><text:span text:style-name="T1">"You know, you can't just leave without telling me. I got scared when I came out of the bath and you weren't there."</text:span><text:line-break/><text:line-break/><text:span text:style-name="T1">Oof, please hold me already.</text:span><text:line-break/><text:line-break/><text:span text:style-name="T1">"I'm sorry. I really wanted to see my children and as far as I can see, you took great care of them. I'm grateful."</text:span><text:line-break/><text:line-break/><text:span text:style-name="T1">Wait. What am I thinking again? He's all there being cute as hell and I'm here imagining the dirty stuff we could do. I got to pull myself together.</text:span><text:line-break/><text:line-break/><text:span text:style-name="T1">"Thanks."</text:span><text:line-break/><text:soft-page-break/><text:line-break/><text:span text:style-name="T7">…</text:span><text:span text:style-name="T1">Or so I thought. My eyes end up trailing off to his lips and my mind can't seem to think about anything else but his body on mine.</text:span><text:line-break/><text:line-break/><text:span text:style-name="T1">Without thinking through, the words slip out of my mouth.</text:span><text:line-break/><text:line-break/><text:span text:style-name="T1">"Camille, can I kiss you?"</text:span><text:line-break/><text:line-break/><text:span text:style-name="T1">"Yeah…"</text:span><text:line-break/><text:line-break/><text:span text:style-name="T1">The way he answered, was he also thinking about this?</text:span><text:line-break/><text:line-break/><text:span text:style-name="T1">I grab his face with both hands and give him this deep, hard kiss. He lets my tongue slip in and this moment felt nothing like I've ever tasted before. What made it different from the others? I couldn't come up with a rational answer.</text:span><text:line-break/><text:line-break/><text:span text:style-name="T1">A little breathless, I parted our lips away to say something I had just realized.</text:span><text:line-break/><text:line-break/><text:span text:style-name="T1">"Hey, we're alone here. You can change into your demon form, you know?"</text:span><text:line-break/><text:line-break/><text:span text:style-name="T1">Without answering me, he had started changing his shape. Dark scales emerging from his legs, horns protruding from his head… Gradually, there was an entire different person in front of me, yet, the same one I fell so deep in love with.</text:span><text:line-break/><text:line-break/><text:span text:style-name="T1">I bit my lip. Oh, deities. I was sure my tail was like a crazy metronome at this extent.</text:span><text:line-break/><text:line-break/><text:span text:style-name="T1">We went back to kissing and this time he pulled my waist closer to him, squeezing us together. He brought our bodies to the window wall and I flinched when I felt the coldness of the glass touching my skin. His hands slipped under my shirt, slowly making their way up.</text:span><text:line-break/><text:line-break/><text:span text:style-name="T1">He pressed our foreheads together and moved his mouth away. Running his thumb over my lips, his glowing eyes gazed into mine.</text:span><text:line-break/><text:line-break/><text:span text:style-name="T1">"What?"</text:span><text:line-break/><text:line-break/><text:span text:style-name="T1">He went for my ears and his heavy breath sent me chills downstairs. "Can I do something?" he whispered.</text:span><text:line-break/><text:line-break/><text:span text:style-name="T1">I placed my hands on his shoulder, feeling the sensations caused by his breath on my neck. Him asking permission for me, in a way it was very erotic. Perhaps, I'm way too horny.</text:span><text:line-break/><text:line-break/><text:span text:style-name="T1">"Yeah. Anything you want~" I licked my lips.</text:span><text:line-break/><text:line-break/><text:soft-page-break/><text:span text:style-name="T1">After hearing my response, he started spreading my thighs apart with his knee, pushing it forward and up till it was squeezing that place. I can't help but let out a gasp. He kept pushing and rubbing his knee against me.</text:span><text:line-break/><text:line-break/><text:span text:style-name="T1">This bastard… I'm not sure but I'd say I'm dripping wet already.</text:span><text:line-break/><text:line-break/><text:span text:style-name="T1">I moan out his name, shifting my weight down to gain pressure against his leg. "Don't stop doing that."</text:span><text:line-break/><text:line-break/><text:span text:style-name="T1">He proceeded to give me soft kisses, leaving a sweet trail of desire each mark he put on my skin. On my cheek. On my ears. My neck. My collarbone… and he stopped.</text:span><text:line-break/><text:line-break/><text:span text:style-name="T1">What. I gave him a confused look. He looked up to me with an awkward expression and said:</text:span><text:line-break/><text:line-break/><text:span text:style-name="T1">"I'm sorry, can we go to the tent? I don't want your baby plants to see what we're about to do now. I feel kinda uncomfortable…"</text:span><text:line-break/><text:line-break/><text:span text:style-name="T1">If this isn't the cutest thing he could say during a make out, I don't know what it is.</text:span><text:line-break/><text:line-break/><text:span text:style-name="T1">"Sure."</text:span><text:line-break/><text:line-break/><text:span text:style-name="T1">He lifts me up and rushes inside the tent. I can't believe this is finally happening.</text:span><text:line-break/><text:line-break/><text:span text:style-name="T1">He puts me down on the bed and I turn on the dim orange lamp. It helped create a little mood there. I turn back to face him standing up in front of me, fidgeting, and quite stiff. I end up giggling. He was nervous, huh?</text:span><text:line-break/><text:line-break/><text:span text:style-name="T1">"Sit down and relax." I take his hand and bring him besides me.</text:span><text:line-break/><text:line-break/><text:span text:style-name="T1">"I can't help it. Even if I watched it, read about it countless times. This is still my first and it's with you! I don't want to screw this up…"</text:span><text:line-break/><text:line-break/><text:span text:style-name="T1">"Look," I get on his lap and place my hands around his neck. "you won't screw this up. It's your first, you're allowed to make mistakes and if you do I won't mind. We can take it nice and slow…"</text:span><text:line-break/><text:line-break/><text:span text:style-name="T1">Although I said that, I pulled his shirt off right away and went for his neck, biting and kissing as I caressed his chest. I traced my fingers around to tease him, played with his nipples while hearing his soft moaning. I felt there was something poking me down there and I knew this was going to work. Sex with a demon, sex with him… who would have imagined.</text:span><text:line-break/><text:line-break/><text:span text:style-name="T1">He didn't forget my breasts and carefully fondled them like they were actual beings. He even asked me permission to lick them. While he was at it, I was asking myself if this was truly his first time or he was just too good. I guess both.</text:span><text:line-break/><text:line-break/><text:line-break/><text:soft-page-break/><text:span text:style-name="T7">— — —</text:span><text:line-break/><text:line-break/><text:line-break/><text:span text:style-name="T1">Panting, heavy breathing, moaning and sweat everywhere. Our naked bodies pressed against each other and we were just playing around and building up desire. Messy kisses, bite marks, fingering, sucking, you name it. We could spend all night just like that and go to sleep. However, like the thirsty beggar I am, of course I couldn't keep my mouth shut.</text:span><text:line-break/><text:line-break/><text:line-break/><text:span text:style-name="T1">"…fuck me, please."</text:span><text:line-break/><text:span text:style-name="T7"> </text:span><text:line-break/><text:line-break/><text:span text:style-name="T1">And quiet, daring words came out.</text:span><text:line-break/><text:line-break/><text:span text:style-name="T1">They weren't supposed to come out loud. I was only thinking, but I guess my brain was too tired to do its job of separating thoughts from spoken words.</text:span><text:line-break/><text:line-break/><text:span text:style-name="T1">Next thing, Camille is looking at me like 'did she really say that?'. Before he tries to say anything, I reach for the condoms inside my pants' pocket on the floor. I had brought them along from the shop, because something inside me was hoping for this to happen soon.</text:span><text:line-break/><text:line-break/><text:span text:style-name="T1">"You know how to wear one, right?" I gave him the condom as he shyly nodded.</text:span><text:line-break/><text:line-break/><text:line-break/><text:span text:style-name="T1">The following hour was filled with thrusting sounds, moaning and all kinds of begging which I didn't care enough to know what they meant or if they even existed.</text:span><text:line-break/><text:line-break/><text:span text:style-name="T1">"Camille! Camille!" I kept moaning his name over and over again. His groans echoed in the tent every time he thrusted his hips against mine. I scratched his back and dug my nails into his flesh as if I was a poor animal screaming for its life.</text:span><text:line-break/><text:line-break/><text:span text:style-name="T1">We finally stopped, both tired, and my arms just fell down on the bed. He buried his head in my neck, gasping for air. "Seleni… how come you're this hot…? It's like… I'm dreaming."</text:span><text:line-break/><text:line-break/><text:span text:style-name="T1">"You're not. You're not." I reassured him with a hoarse voice, and tried to give him the best smile I could form at the moment.</text:span><text:line-break/><text:line-break/><text:span text:style-name="T1">I told him these words but I, myself wasn't sure if they were true.</text:span><text:line-break/><text:line-break/><text:span text:style-name="T1">"That's good." he chuckled. "If it was a dream you wouldn't be able to hear me."</text:span><text:line-break/><text:line-break/><text:span text:style-name="T1">"Hear you?"</text:span><text:line-break/><text:soft-page-break/><text:line-break/><text:span text:style-name="T1">"…hear me say 'I love you'. I love you, Seleni." he brushed my hair out of my face and placed a kiss on my forehead.</text:span><text:line-break/><text:span text:style-name="T1">"I want you to know that I didn't say it to make you happy after you almost died. I'm saying it because I truly mean it. I want to keep you by my side and want to get older with you."</text:span><text:line-break/><text:line-break/><text:line-break/><text:span text:style-name="T1">He told me he wants to grow old with me. By my side. It's not a dream. I'm so glad this is not a dream.</text:span><text:line-break/><text:line-break/><text:line-break/><text:span text:style-name="T1">I gathered my last drops of energy left and grabbed him with my legs and arms, giving him the tightest hug I could.</text:span><text:line-break/><text:line-break/><text:span text:style-name="T1">"I love you too, Camille."</text:span><text:line-break/><text:line-break/><text:line-break/><text:span text:style-name="T7">— — —</text:span><text:line-break/><text:line-break/><text:line-break/><text:span text:style-name="T1">"…I can't breathe, Camille." I grunted, shoving his body to the side.</text:span><text:line-break/><text:line-break/><text:span text:style-name="T1">"No, don't go, let's sleep more~" he muttered with his face under the blanket.</text:span><text:line-break/><text:line-break/><text:span text:style-name="T1">"I'm not going anywhere, you're just heavy."</text:span><text:line-break/><text:line-break/><text:span text:style-name="T1">"Ugh, this tent is too bright in the morning." he groaned, moving his head under my arms to hide himself from the light. "Do we have to work today?"</text:span><text:line-break/><text:line-break/><text:span text:style-name="T1">"Yeah, but we can open later." I gently stroked his rose gold hair like silk. Playing with the strands, making braids and winding them around his horns.</text:span><text:line-break/><text:line-break/><text:span text:style-name="T1">"That feels nice~" he rolled up on top of me and squeezed his face on my breasts. "I wish we could stay like this all day long."</text:span><text:line-break/><text:line-break/><text:span text:style-name="T1">"…did you know, you're the first one I bring into this tent, no, the whole secret base?"</text:span><text:line-break/><text:line-break/><text:span text:style-name="T1">He lifted his head in shock. He must think I'm joking.</text:span><text:line-break/><text:line-break/><text:span text:style-name="T1">Well, I'm not. I thought that I would bring someone here after I felt that I could trust them…and no one lasted enough for that. Hah. Look at me now. The first time I brought him here, we had only known each other for what? 3 months? How ironic of me.</text:span><text:line-break/><text:span text:style-name="T7"> </text:span><text:line-break/><text:soft-page-break/><text:span text:style-name="T1">"For real…? Like, no one ever stepped here before me?"</text:span><text:line-break/><text:line-break/><text:span text:style-name="T1">"That's what I'm telling you."</text:span><text:line-break/><text:line-break/><text:span text:style-name="T1">"I don't know what to say… It's sad, because you never brought anyone here to enjoy this charming place with you all these years. But at the same time, I feel strangely happy and I shouldn't…" he scratched his cheek with a finger while trying to avoid my gaze.</text:span><text:line-break/><text:line-break/><text:span text:style-name="T1">I laughed after his statement and pinched his ears. "Why are you thinking so much about this? Just be happy if that's how you're feeling. I don't mind, really."</text:span><text:line-break/><text:line-break/><text:span text:style-name="T1">"Then we should come here more times." he buried his smiley face in my breasts again and this time fondling them with his hands.</text:span><text:line-break/><text:line-break/><text:span text:style-name="T1">I was pretending not to notice him touching my boobs so leisurely, almost in a daring way. Next thing I know, his fingers are running in a circular movement around my nipples and he's just staring at them. My nipples were pretty much pent up already, and goosebumps were forming on my skin.</text:span><text:line-break/><text:line-break/><text:span text:style-name="T1">Now, I'm just doing my best to not see what he's trying to do, holding myself back so that maybe, he will stop. And of course, he didn't. He brushed his finger on one of the tiny flesh pillars making it boing side to side, sending a jolt throughout my body.</text:span><text:line-break/><text:line-break/><text:span text:style-name="T1">"…You should stop doing this."</text:span><text:line-break/><text:line-break/><text:span text:style-name="T1">"Hmm… should I?" he repeated the same movement. This time on both nipples. And again. Once again. Twice.</text:span><text:line-break/><text:line-break/><text:span text:style-name="T1">"You…!" I roll his body to the side so I'm on top of him. My tail is wailing like a dog's and I make sure to show him by turning around and lying my butt on his bare chest. I pressed my thighs against his arms and said:</text:span><text:line-break/><text:line-break/><text:span text:style-name="T1">"Fucking wait till I suck you dry now." and these were the last words that came out of my mouth before going down on him.</text:span><text:line-break/><text:line-break/><text:span text:style-name="T1">"S-Sel, wait...!"</text:span><text:line-break/><text:line-break/><text:span text:style-name="T1">And just like that, our morning went by.</text:span><text:line-break/></text:p>
      <text:p text:style-name="P5"/>
      <text:p text:style-name="P5"/>
      <text:p text:style-name="P5"/>
      <text:p text:style-name="P5"/>
      <text:p text:style-name="P5"><text:soft-page-break/></text:p>
      <text:p text:style-name="P5"/>
      <text:p text:style-name="P5"/>
      <text:p text:style-name="P5"><text:s text:c="2"/>- there are **8 types of love**:</text:p>
      <text:p text:style-name="P5"><text:s/>1. **Unconditional love**, to love all equally, selfless;</text:p>
      <text:p text:style-name="P5"><text:s/>2. **Romantic love**, burning passion, desire, sexual;</text:p>
      <text:p text:style-name="P5"><text:s/>3. **Affectionate love**, shared between friends, equals;</text:p>
      <text:p text:style-name="P5"><text:s/>4. **Self-love**, to give yourself attention and care;</text:p>
      <text:p text:style-name="P5"><text:s/>5. **Familiar love**, shared between family, parent-child love;</text:p>
      <text:p text:style-name="P5"><text:s/>6. **Enduring love**, long lasting love, mature, shared between old couples;</text:p>
      <text:p text:style-name="P5"><text:s/>7. **Playful love**, crushes, early romance, the feels;</text:p>
      <text:p text:style-name="P5"><text:s/>8. and **Obsessive love**, usually unhealthy, love that drives to madness, jealousy or anger.</text:p>
      <text:p text:style-name="P5"/>
      <text:p text:style-name="P5">- to you, what does 'I love you' mean?</text:p>
      <text:p text:style-name="P5"/>
      <text:p text:style-name="P5"/>
      <text:h text:style-name="P15" text:outline-level="1">2022.05-2023 – CHARACTER INFO</text:h>
      <text:p text:style-name="P5"/>
      <text:h text:style-name="P18" text:outline-level="3">SELENI</text:h>
      <text:p text:style-name="P5"><text:span text:style-name="T1">- NAME : Seleni</text:span><text:line-break/><text:line-break/><text:span text:style-name="T7">  </text:span><text:span text:style-name="T1">- AKA : Immortal Sheep; Syllin (Child name) </text:span><text:line-break/><text:line-break/><text:span text:style-name="T7">  </text:span><text:span text:style-name="T1">- AGE : ~1350 yo</text:span><text:line-break/><text:line-break/><text:span text:style-name="T7">  </text:span><text:span text:style-name="T1">- BDAY : May 2</text:span><text:line-break/><text:span text:style-name="T7"> </text:span><text:line-break/><text:span text:style-name="T7">  </text:span><text:span text:style-name="T1">- RACE : Satyr and demigod vessel</text:span><text:line-break/><text:span text:style-name="T7"> </text:span><text:line-break/><text:span text:style-name="T7">  </text:span><text:span text:style-name="T1">- HEIGHT : 172cm</text:span><text:line-break/><text:span text:style-name="T7">  </text:span><text:span text:style-name="T1">- WEIGHT : 68kg</text:span><text:line-break/><text:soft-page-break/><text:span text:style-name="T7">  </text:span><text:span text:style-name="T1">- MBTI : ISFP</text:span><text:line-break/><text:line-break/><text:span text:style-name="T7">  </text:span><text:span text:style-name="T1">- OCCUPATION :</text:span><text:line-break/><text:span text:style-name="T7">• </text:span><text:span text:style-name="T1">current owner of "Sheep Pharm" (former "Sheep's Weeds")</text:span><text:line-break/><text:span text:style-name="T7">• </text:span><text:span text:style-name="T1">huntress of Gallserin (Former)</text:span><text:line-break/><text:line-break/><text:span text:style-name="T7">  </text:span><text:span text:style-name="T1">- FAMILY :</text:span><text:line-break/><text:span text:style-name="T7">• </text:span><text:span text:style-name="T1">father and mother (both dead)</text:span><text:line-break/><text:span text:style-name="T7">• </text:span><text:span text:style-name="T1">grandfather (dead)</text:span><text:line-break/><text:span text:style-name="T7">• </text:span><text:span text:style-name="T1">Margareth (dead ancestor, centuries ago)</text:span><text:line-break/><text:span text:style-name="T7">• </text:span><text:span text:style-name="T1">Camille (husband?)</text:span><text:line-break/><text:line-break/><text:span text:style-name="T7">  </text:span><text:span text:style-name="T1">- RELATIONSHIPS :</text:span><text:line-break/><text:span text:style-name="T7">• </text:span><text:span text:style-name="T1">Evion (kissed)</text:span><text:line-break/><text:span text:style-name="T7">• </text:span><text:span text:style-name="T1">Linnet (friend)</text:span><text:line-break/><text:span text:style-name="T7">• </text:span><text:span text:style-name="T1">Pierce (friend)</text:span><text:line-break/><text:line-break/><text:span text:style-name="T7">  </text:span><text:span text:style-name="T1">- INTERESTS :</text:span><text:line-break/><text:span text:style-name="T7">• </text:span><text:span text:style-name="T1">hunting</text:span><text:line-break/><text:span text:style-name="T7">• </text:span><text:span text:style-name="T1">gardening</text:span><text:line-break/><text:span text:style-name="T7">• </text:span><text:span text:style-name="T1">cooking</text:span><text:line-break/><text:span text:style-name="T7">• </text:span><text:span text:style-name="T1">pan flute</text:span><text:line-break/><text:span text:style-name="T7">• </text:span><text:span text:style-name="T1">playing with children</text:span><text:line-break/><text:line-break/><text:span text:style-name="T7">  </text:span><text:span text:style-name="T1">- ALIGNMENT : Neutral Good</text:span><text:line-break/><text:line-break/><text:span text:style-name="T7">  </text:span><text:span text:style-name="T1">- status: alive</text:span><text:line-break/><text:span text:style-name="T7"> </text:span><text:line-break/><text:line-break/><text:span text:style-name="T1">## ABILITIES</text:span><text:line-break/><text:span text:style-name="T7">  </text:span><text:span text:style-name="T1">- great knowledge of herbal medicine and plants in general</text:span><text:line-break/><text:span text:style-name="T7">  </text:span><text:span text:style-name="T1">- zoolingualism/ animal telepathy</text:span><text:line-break/><text:span text:style-name="T7">  </text:span><text:span text:style-name="T1">- healing lullaby</text:span><text:line-break/><text:span text:style-name="T7">  </text:span><text:span text:style-name="T1">- panic inducing scream</text:span><text:line-break/><text:span text:style-name="T7">  </text:span><text:span text:style-name="T1">- can eat various raw stuff such as leaves and dirt (she prefers not to)</text:span><text:line-break/><text:span text:style-name="T7">  </text:span><text:span text:style-name="T1">- bow and arrow</text:span><text:line-break/><text:span text:style-name="T7">  </text:span><text:span text:style-name="T1">- war hammer</text:span><text:line-break/><text:span text:style-name="T7"> </text:span><text:line-break/><text:span text:style-name="T1">## APPEARANCE</text:span><text:line-break/><text:soft-page-break/><text:span text:style-name="T7">  </text:span><text:span text:style-name="T1">- EYE COLOR : grand canyon orange</text:span><text:line-break/><text:span text:style-name="T7">  </text:span><text:span text:style-name="T1">- HAIR COLOR : beige hair with dark strands</text:span><text:line-break/><text:span text:style-name="T7">  </text:span><text:span text:style-name="T1">- HAIR TYPE AND DETAILS : curly wavy hair, messy, split hairs.</text:span><text:line-break/><text:span text:style-name="T7">  </text:span><text:span text:style-name="T1">- SKIN COLOR AND DETAILS : dark skin, patchy skin, freckles</text:span><text:line-break/><text:span text:style-name="T7">  </text:span><text:span text:style-name="T1">- FACE SHAPE :</text:span><text:line-break/><text:span text:style-name="T7">  </text:span><text:span text:style-name="T1">- BODY BUILD :</text:span><text:line-break/><text:span text:style-name="T7">  </text:span><text:span text:style-name="T1">- OTHER INFO :</text:span><text:line-break/><text:line-break/><text:line-break/><text:span text:style-name="T1">## EARLY LIFE</text:span><text:line-break/><text:span text:style-name="T7">  </text:span><text:span text:style-name="T1">- her parents were Satyr warriors who passed away when she was still very young. Seleni esse raised by her grandfather in and elf village in the woods (Gallserin)</text:span><text:line-break/><text:span text:style-name="T7">  </text:span><text:span text:style-name="T1">- she learned a lot about elves like: hunting, gardening, bow and arrow, crafting her own clothes; she wasn't the best among them though.</text:span><text:line-break/><text:span text:style-name="T7">  </text:span><text:span text:style-name="T1">- - she was also given a child name by the village chief: Syllin (cuz it sounds like her name)</text:span><text:line-break/><text:span text:style-name="T7">  </text:span><text:span text:style-name="T1">- her grandfather also taught many stuff (Satyr side): the healing lullaby, how to control her panic scream, wine dependancy.</text:span><text:line-break/><text:span text:style-name="T7">  </text:span><text:span text:style-name="T1">- sometimes she would have a hard time fitting in with the other elves so he would run and hide inside the forest to talk with small animals and fey.</text:span><text:line-break/><text:span text:style-name="T7">  </text:span><text:span text:style-name="T1">- - somewhere here her grandfather passes away.</text:span><text:line-break/><text:span text:style-name="T7">  </text:span><text:span text:style-name="T1">- -  Lael (Evion) was her closest elf friend and would come along. He was amazed by her ability to talk with animals. He was her lil crush.</text:span><text:line-break/><text:span text:style-name="T7">  </text:span><text:span text:style-name="T1">- when they both reached mature age, they got into the hunter team of their village</text:span><text:line-break/><text:span text:style-name="T7">  </text:span><text:span text:style-name="T1">- - because she can understand animals, she couldn't bring herself to kill small animals when she heard their scared voices and begging.</text:span><text:line-break/><text:span text:style-name="T7">  </text:span><text:span text:style-name="T1">- - to solve that, she learned to make traps with Evion to catch them, for him to kill them.</text:span><text:line-break/><text:span text:style-name="T7">  </text:span><text:span text:style-name="T1">- - she mainly killed dangerous creatures who would threaten their village's surroundings.</text:span><text:line-break/><text:span text:style-name="T7">  </text:span><text:span text:style-name="T1">- they share a kiss and a cute moment. However, eventually he is promised to another and it breaks her heart.</text:span><text:line-break/><text:span text:style-name="T7">  </text:span><text:span text:style-name="T1">- some decades pass and she moves out to work in the busy streets. She becomes a herbalist and opens a shop in Milltown, where she also treated common creatures illnesses.</text:span><text:line-break/><text:span text:style-name="T7">  </text:span><text:span text:style-name="T1">- - she would come visit Gallserin from time to time</text:span><text:line-break/><text:span text:style-name="T7">  </text:span><text:span text:style-name="T1">- - she lived in Lakehaven, a neighbouring village, next to a big lake.</text:span><text:line-break/><text:span text:style-name="T7">  </text:span><text:span text:style-name="T1">- - - inside the forest that surrounded the lake, she has her "secret base", which is a hidden glade protected by a spell cast by herself.</text:span><text:line-break/><text:span text:style-name="T7">  </text:span><text:span text:style-name="T1">- [she received a letter from Evion inviting her to his wedding?]</text:span><text:line-break/><text:span text:style-name="T7">  </text:span><text:span text:style-name="T1">- [something has to happen to make her realize she isn't aging, when she is supposed to be almost dead.]</text:span><text:line-break/><text:span text:style-name="T7">  </text:span><text:span text:style-name="T1">- she starts going to doctors and mages, consulting other satyrs, whoever could possibly explain her case but nothing.</text:span><text:line-break/><text:span text:style-name="T7">  </text:span><text:span text:style-name="T1">- - She had never been blessed by any God, never drank a longevity potion nor made deals with demons. Yet, </text:span><text:soft-page-break/><text:span text:style-name="T1">there was no wrinkle on her face, no physical change.</text:span><text:line-break/><text:span text:style-name="T7">  </text:span><text:span text:style-name="T1">- - she looked through books and scrolls, would spend weeks in libraries looking for an answer. Will she never grow old? When will she die?</text:span><text:line-break/><text:span text:style-name="T7">  </text:span><text:span text:style-name="T1">- she finally got an advice from an elder of her village: she should forget about that and enjoy her life. What if she was immortal? Would she prefer to spend her whole life worrying about not dying? Wouldn't it be better for her to enjoy life then?</text:span><text:line-break/><text:span text:style-name="T7">  </text:span><text:span text:style-name="T1">- - Like that, she started living carefreely. Doing everything in her bucket list to give her a feeling of fulfillment, so that if she died, she wouldn't regret.</text:span><text:line-break/><text:span text:style-name="T7">  </text:span><text:span text:style-name="T1">- - she watched many things change and develop, and had to adapt to all these changes. She saw children from her village grow and build families (even went to their weddings!); she got a bathroom installed in her house.</text:span><text:line-break/><text:span text:style-name="T7">  </text:span><text:span text:style-name="T1">- - she was given a nickname by the people that knew her: Immortal Sheep.</text:span><text:line-break/><text:span text:style-name="T7">  </text:span><text:span text:style-name="T1">- - she started selling longevity potions in her shop too.</text:span><text:line-break/><text:span text:style-name="T7">  </text:span><text:span text:style-name="T1">- one day she received a letter from Evion (who now has children). He was diagnosed with a fatal disease and didn't have much time. He had requested her to be his caretaker for his last few weeks.</text:span><text:line-break/><text:span text:style-name="T7">  </text:span><text:span text:style-name="T1">- - she tried to sing her lullaby everyday to him but didn't seem to change anything.</text:span><text:line-break/><text:span text:style-name="T7">  </text:span><text:span text:style-name="T1">- - he confessed to her that even though he married someone else, she would always be his first and pure love, and that he had been too stupid to not have pursued her when he still had the chance.</text:span><text:line-break/><text:span text:style-name="T7">  </text:span><text:span text:style-name="T1">- - Seleni promised him that she would help his wife take care of his children till they reached maturity.</text:span><text:line-break/><text:span text:style-name="T7">  </text:span><text:span text:style-name="T1">- Evion passed away, Seleni does as she promised and also watched his wife part.</text:span><text:line-break/><text:span text:style-name="T7">  </text:span><text:span text:style-name="T1">- she mourned him for a long time, and slowly realized how lonely she was becoming. The people she trusted were going one by one and her relationships were becoming superficial.</text:span><text:line-break/><text:span text:style-name="T7"> </text:span><text:line-break/><text:line-break/><text:span text:style-name="T1">## FACTS/TRIVIA</text:span><text:line-break/><text:span text:style-name="T7">  </text:span><text:span text:style-name="T1">- the secret base is an abandoned greenhouse with a cozy big tent next to it. she adjusted it to her liking and grows her vegetables, fruits and flowers inside.</text:span><text:line-break/><text:span text:style-name="T7">  </text:span><text:span text:style-name="T1">- she had many lovers and she treasures them dearly. In her house, there's a cabinet with a memento from each one, including an arrowhead made by Evion which he gifted her when they were young.</text:span><text:line-break/><text:span text:style-name="T7">  </text:span><text:span text:style-name="T1">- she has a tattoo on her left shoulder that both her parents and her grandpa had. Kinda a lineage tattoo?</text:span><text:line-break/><text:span text:style-name="T7">  </text:span><text:span text:style-name="T1">- her fav flower is the orange lily.</text:span><text:line-break/><text:span text:style-name="T7">  </text:span><text:span text:style-name="T1">- she has many hobbies: fighting with war hammers, learning simple magic spells, doing commissions/quests for people (mainly hunting and looting), playing the pan flute.</text:span><text:line-break/><text:span text:style-name="T7">  </text:span><text:span text:style-name="T1">- before adulthood, she had never come in contact with other satyrs except for her family.</text:span><text:line-break/><text:span text:style-name="T7">  </text:span><text:span text:style-name="T1">- she enjoys alcohol, but has to drink at least one glass a day in order to survive (a weakness of satyrs and fauns)</text:span><text:line-break/><text:span text:style-name="T7">  </text:span><text:span text:style-name="T1">- her pharmacy is called "Sheep Pharm", but the old name was "Sheep's Weeds"</text:span><text:line-break/><text:span text:style-name="T7">  </text:span><text:span text:style-name="T1">- she is farsighted (Presbyopia), and uses glasses to read only</text:span><text:line-break/><text:span text:style-name="T7">  </text:span><text:span text:style-name="T1">- fluent in Common and Elvish.</text:span></text:p>
      <text:p text:style-name="P5"/>
      <text:p text:style-name="P5"><text:soft-page-break/></text:p>
      <text:h text:style-name="P19" text:outline-level="3">CAMILLE / OR’ATH</text:h>
      <text:p text:style-name="P5"><text:span text:style-name="T1">First design/OC created:</text:span><text:line-break/><text:span text:style-name="T1">Nov 2020 (Leonidas)/ Aug 2021</text:span><text:line-break/><text:line-break/><text:span text:style-name="T1"># Character Description</text:span><text:line-break/><text:line-break/><text:span text:style-name="T7">  </text:span><text:span text:style-name="T1">- NAME : Or'ath (true name)</text:span><text:line-break/><text:span text:style-name="T7"> </text:span><text:line-break/><text:span text:style-name="T7">  </text:span><text:span text:style-name="T1">- AKA : Camille (mostly known as)</text:span><text:line-break/><text:span text:style-name="T7"> </text:span><text:line-break/><text:span text:style-name="T7">  </text:span><text:span text:style-name="T1">- AGE : ~1320 yo</text:span><text:line-break/><text:span text:style-name="T7"> </text:span><text:line-break/><text:span text:style-name="T7">  </text:span><text:span text:style-name="T1">- BDAY : Nov 12 (scorpio)</text:span><text:line-break/><text:span text:style-name="T7"> </text:span><text:line-break/><text:span text:style-name="T7">  </text:span><text:span text:style-name="T1">- RACE : Shape shifter Demon/ Drow Elf (Hybrid)</text:span><text:line-break/><text:line-break/><text:span text:style-name="T7">  </text:span><text:span text:style-name="T1">- HEIGHT : 181cm</text:span><text:line-break/><text:span text:style-name="T7">  </text:span><text:span text:style-name="T1">- WEIGHT : 72kg</text:span><text:line-break/><text:span text:style-name="T7">  </text:span><text:span text:style-name="T1">- MBTI : ESFJ</text:span><text:line-break/><text:span text:style-name="T7"> </text:span><text:line-break/><text:span text:style-name="T7">  </text:span><text:span text:style-name="T1">- OCCUPATION :</text:span><text:line-break/><text:span text:style-name="T7"> </text:span><text:line-break/><text:span text:style-name="T7">  </text:span><text:span text:style-name="T1">- FAMILY : Seleni (wife?)</text:span><text:line-break/><text:span text:style-name="T7"> </text:span><text:line-break/><text:span text:style-name="T7">  </text:span><text:span text:style-name="T1">- RELATIONSHIPS :</text:span><text:line-break/><text:span text:style-name="T7">• </text:span><text:span text:style-name="T1">Madeleine (camel)</text:span><text:line-break/><text:span text:style-name="T7">• </text:span><text:span text:style-name="T1">Linnet (friend)</text:span><text:line-break/><text:span text:style-name="T7">• </text:span><text:span text:style-name="T1">Pierce (friend)</text:span><text:line-break/><text:line-break/><text:span text:style-name="T7">  </text:span><text:span text:style-name="T1">- INTERESTS :</text:span><text:line-break/><text:span text:style-name="T7">• </text:span><text:span text:style-name="T1">travelling</text:span><text:line-break/><text:span text:style-name="T7">• </text:span><text:span text:style-name="T1">gardening</text:span><text:line-break/><text:line-break/><text:span text:style-name="T7">  </text:span><text:span text:style-name="T1">- ALIGNMENT : Chaotic Good</text:span><text:line-break/><text:span text:style-name="T7"> </text:span><text:line-break/><text:span text:style-name="T7">  </text:span><text:span text:style-name="T1">- status: alive</text:span><text:line-break/><text:span text:style-name="T7"> </text:span><text:line-break/><text:soft-page-break/><text:line-break/><text:span text:style-name="T1">## ABILITIES</text:span><text:line-break/><text:span text:style-name="T7">  </text:span><text:span text:style-name="T1">- High poison tolerance (venom and drugs)</text:span><text:line-break/><text:span text:style-name="T7">  </text:span><text:span text:style-name="T1">- aptitude for audible mimicry</text:span><text:line-break/><text:span text:style-name="T7">  </text:span><text:span text:style-name="T1">- can create spheres of light (can be used for illumination or as a form of attack. max size is the avg human head)</text:span><text:line-break/><text:span text:style-name="T7">  </text:span><text:span text:style-name="T1">- skilled swordsman (but they are rusty since it's been centuries)</text:span><text:line-break/><text:line-break/><text:line-break/><text:span text:style-name="T1">## APPEARANCE</text:span><text:line-break/><text:span text:style-name="T7">  </text:span><text:span text:style-name="T1">- EYE COLOR :</text:span><text:line-break/><text:span text:style-name="T7">  </text:span><text:span text:style-name="T1">- HAIR COLOR :</text:span><text:line-break/><text:span text:style-name="T7">  </text:span><text:span text:style-name="T1">- HAIR TYPE AND DETAILS :</text:span><text:line-break/><text:span text:style-name="T7">  </text:span><text:span text:style-name="T1">- SKIN COLOR AND DETAILS :</text:span><text:line-break/><text:span text:style-name="T7">  </text:span><text:span text:style-name="T1">- FACE SHAPE :</text:span><text:line-break/><text:span text:style-name="T7">  </text:span><text:span text:style-name="T1">- BODY BUILD :</text:span><text:line-break/><text:span text:style-name="T7">  </text:span><text:span text:style-name="T1">- OTHER INFO :</text:span><text:line-break/><text:line-break/><text:line-break/><text:span text:style-name="T1">## EARLY LIFE</text:span><text:line-break/><text:span text:style-name="T7">  </text:span><text:span text:style-name="T1">- Or'ath grew up in the Underworld and was raised by his Father and Mistress. His mother passed away during his birth.</text:span><text:line-break/><text:span text:style-name="T7">  </text:span><text:span text:style-name="T1">-&gt;His Father is from a royal bloodline of demons and their kingdom's ruler.</text:span><text:line-break/><text:span text:style-name="T7">  </text:span><text:span text:style-name="T1">- Since young, Or'ath always wanted to live in the Overworld and was mesmerized by the stories the Mistress would tell him. However, because he was a prince, he had many duties. His father was very strict and would never let him outside the kingdom, let alone the Overworld (he was the only heir)</text:span><text:line-break/><text:span text:style-name="T7">  </text:span><text:span text:style-name="T1">- Or'ath spent most of his time developing his shape shifting skills and swordsmanship, while also reading many books of fiction and adventure. He wanted to live there, no matter what.</text:span><text:line-break/><text:span text:style-name="T7">  </text:span><text:span text:style-name="T1">- 2 centuries for him to reach maturity age and he made a deal with his Father: he could abdicate the throne, but he had to wait for the Mistress to give birth, and if he ever came back, he would not be accepted into the royal family again (since he would be "dirty") He accepted the deal of course.</text:span><text:line-break/><text:span text:style-name="T7">  </text:span><text:span text:style-name="T1">- The mistress gives birth and Or'ath bids farewell and runs away to the Overworld. In order to survive, he takes shape of the creatures he found along the way. Amazed and delighted, he takes each day on his own pace to explore, gather experience and knowledge.</text:span><text:line-break/><text:span text:style-name="T7">  </text:span><text:span text:style-name="T1">- Finally, he takes shape of a human on the verge of death alone (he begs for Or'ath to kill him) and also his name (Camille). From then, he took interest in humans and while living amongst them, he learnt lots of stuff such as Storge and Eros (Familial and Romantic love) and other feelings humans harbored that wasn't common to demons. He ends up developing some of his own and became more sentimental and compassionate.</text:span><text:line-break/><text:span text:style-name="T7">  </text:span><text:span text:style-name="T1">- he started travelling more and trying to blend in with humans. He changed his appearance a few times but kept his name</text:span><text:line-break/><text:span text:style-name="T7">  </text:span><text:span text:style-name="T1">- He took a liking to a camel he bought from an auction. He named it Madeleine after the sweet (his </text:span><text:soft-page-break/><text:span text:style-name="T1">favourite)</text:span><text:line-break/><text:span text:style-name="T7">  </text:span><text:span text:style-name="T1">-&gt; Madeleine had an offspring, which he named Madeleine the Second. (current camel)</text:span><text:line-break/><text:span text:style-name="T7"> </text:span><text:line-break/><text:line-break/><text:span text:style-name="T1">## FACTS/TRIVIA</text:span><text:line-break/><text:span text:style-name="T7">  </text:span><text:span text:style-name="T1">- He is a lil rebel, a prince that ran away from his duties</text:span><text:line-break/><text:span text:style-name="T7">  </text:span><text:span text:style-name="T1">- He lets his hair grow to hide the mark on his nape used to identify his bloodline. Although it's not known to the majority of species, he prefers to be careful. Gaiwomore Bloodline.</text:span><text:line-break/><text:span text:style-name="T7">  </text:span><text:span text:style-name="T1">- He's attracted to jewelry (anything that shines tbh) and tends to buy more accessories than he should. He has to end up selling some of his stuff cuz he broke.</text:span><text:line-break/><text:span text:style-name="T7">  </text:span><text:span text:style-name="T1">- His first human friend was a child he saved in the woods. She introduced him to her village and he got to know more people. He learned boiled eggs.</text:span><text:line-break/><text:span text:style-name="T7">  </text:span><text:span text:style-name="T1">- Or'ath has 3 pocket notebooks: one for vocab and slangs; another for recipes; and the other for all info he judges important.</text:span><text:line-break/><text:span text:style-name="T7">  </text:span><text:span text:style-name="T1">- He likes to hear adventure stories and fairy tales. Libraries are a paradise to him.</text:span><text:line-break/><text:span text:style-name="T7">  </text:span><text:span text:style-name="T1">- Shape shifting takes a lot of stamina, at the end of the day, he has to rest in his demon form (the True one, not humanoid)</text:span><text:line-break/><text:span text:style-name="T7">  </text:span><text:span text:style-name="T1">- After meeting Seleni, he discovers a passion for growing plants, specially strawberries.</text:span><text:line-break/><text:span text:style-name="T7">  </text:span><text:span text:style-name="T1">- fluent in Undercommon, Common and knows some human languages</text:span><text:line-break/><text:span text:style-name="T7">  </text:span><text:span text:style-name="T1">- If they had phones, Selena's contact would be saved as "Burrito Filling"</text:span> </text:p>
      <text:p text:style-name="P5"/>
      <text:p text:style-name="P5"/>
      <text:h text:style-name="P19" text:outline-level="3">PIERCE</text:h>
      <text:p text:style-name="P5"><text:span text:style-name="T1">First design/OC created: Sep 2021 (Gacha Club)</text:span><text:line-break/><text:line-break/><text:span text:style-name="T1"># Character Description</text:span><text:line-break/><text:line-break/><text:span text:style-name="T7">  </text:span><text:span text:style-name="T1">- NAME : Pierce</text:span><text:line-break/><text:span text:style-name="T7"> </text:span><text:line-break/><text:span text:style-name="T7">  </text:span><text:span text:style-name="T1">- AKA : Bunny Boy</text:span><text:line-break/><text:span text:style-name="T7"> </text:span><text:line-break/><text:span text:style-name="T7">  </text:span><text:span text:style-name="T1">- AGE : 20s</text:span><text:line-break/><text:span text:style-name="T7"> </text:span><text:line-break/><text:span text:style-name="T7">  </text:span><text:span text:style-name="T1">- BDAY : Aug 29 (Virgo)</text:span><text:line-break/><text:span text:style-name="T7"> </text:span><text:line-break/><text:span text:style-name="T7">  </text:span><text:span text:style-name="T1">- RACE : Were-Rabbit (Werebeast)</text:span><text:line-break/><text:line-break/><text:span text:style-name="T7">  </text:span><text:span text:style-name="T1">- HEIGHT : 173cm</text:span><text:line-break/><text:soft-page-break/><text:span text:style-name="T7">  </text:span><text:span text:style-name="T1">- WEIGHT : 65kg</text:span><text:line-break/><text:span text:style-name="T7">  </text:span><text:span text:style-name="T1">- MBTI : ISTJ</text:span><text:line-break/><text:span text:style-name="T7"> </text:span><text:line-break/><text:span text:style-name="T7">  </text:span><text:span text:style-name="T1">- OCCUPATION : Tavern Worker (at night)</text:span><text:line-break/><text:span text:style-name="T1">street vendor (morning)</text:span><text:line-break/><text:span text:style-name="T7"> </text:span><text:line-break/><text:span text:style-name="T7">  </text:span><text:span text:style-name="T1">- FAMILY : father and mother alive;</text:span><text:line-break/><text:span text:style-name="T1">1 brother (is a pastry chef married with 4 children) [maybe he could appear in Unicorn girl's story???]</text:span><text:line-break/><text:span text:style-name="T1">3 sisters:</text:span><text:line-break/><text:span text:style-name="T1">one sister has wife and has one adopted son.</text:span><text:line-break/><text:span text:style-name="T1">2 sisters moved out (one is a tattooist, the other an opera singer)</text:span><text:line-break/><text:span text:style-name="T7"> </text:span><text:line-break/><text:span text:style-name="T7">  </text:span><text:span text:style-name="T1">- RELATIONSHIPS :</text:span><text:line-break/><text:span text:style-name="T7"> • </text:span><text:span text:style-name="T1">Linnett (girlfriend)</text:span><text:line-break/><text:span text:style-name="T7"> </text:span><text:line-break/><text:span text:style-name="T7">  </text:span><text:span text:style-name="T1">- INTERESTS : growing flowers; cooking</text:span><text:line-break/><text:span text:style-name="T7"> </text:span><text:line-break/><text:span text:style-name="T7"> </text:span><text:line-break/><text:span text:style-name="T7">  </text:span><text:span text:style-name="T1">- ALIGNMENT : Lawful Good</text:span><text:line-break/><text:span text:style-name="T7"> </text:span><text:line-break/><text:span text:style-name="T7">  </text:span><text:span text:style-name="T1">- status: alive</text:span><text:line-break/><text:span text:style-name="T7"> </text:span><text:line-break/><text:line-break/><text:span text:style-name="T7"> </text:span><text:line-break/><text:line-break/><text:span text:style-name="T1">## ABILITIES</text:span><text:line-break/><text:span text:style-name="T7">  </text:span><text:span text:style-name="T1">- shape shifting (rabbit)</text:span><text:line-break/><text:span text:style-name="T7">  </text:span><text:span text:style-name="T1">- low-light vision</text:span><text:line-break/><text:line-break/><text:line-break/><text:span text:style-name="T1">## APPEARANCE</text:span><text:line-break/><text:span text:style-name="T7">  </text:span><text:span text:style-name="T1">- EYE COLOR :</text:span><text:line-break/><text:span text:style-name="T7">  </text:span><text:span text:style-name="T1">- HAIR COLOR :</text:span><text:line-break/><text:span text:style-name="T7">  </text:span><text:span text:style-name="T1">- HAIR TYPE AND DETAILS :</text:span><text:line-break/><text:span text:style-name="T7">  </text:span><text:span text:style-name="T1">- SKIN COLOR AND DETAILS :</text:span><text:line-break/><text:span text:style-name="T7">  </text:span><text:span text:style-name="T1">- FACE SHAPE :</text:span><text:line-break/><text:span text:style-name="T7">  </text:span><text:span text:style-name="T1">- BODY BUILD :</text:span><text:line-break/><text:span text:style-name="T7">  </text:span><text:span text:style-name="T1">- OTHER INFO :</text:span><text:line-break/><text:line-break/><text:span text:style-name="T1">## EARLY LIFE</text:span><text:line-break/><text:soft-page-break/><text:span text:style-name="T7">  </text:span><text:span text:style-name="T1">- Pierce grew up in a poor family.  simple village and has lived there his whole life. His siblings, as soon as they reached adulthood, all moved out to follow their dreams. He was the only who stayed behind.</text:span><text:line-break/><text:span text:style-name="T7">  </text:span><text:span text:style-name="T1">- He is the last born and never found himself someone to marry as he was always a workaholic. In the morning, he would help his parents grow vegetables and sell them in the streets. At night, he worked in a tavern as a bartender and waiter (the owner likes him very much "a hard worker guy").</text:span><text:line-break/><text:span text:style-name="T7">  </text:span><text:span text:style-name="T1">- All his parents wanted him to do is marry and move out.</text:span><text:line-break/><text:span text:style-name="T7"> </text:span><text:line-break/><text:line-break/><text:span text:style-name="T1">## FACTS/TRIVIA</text:span><text:line-break/><text:span text:style-name="T7">  </text:span><text:span text:style-name="T1">- His dream is to become a florist, but he doesn't tell his parents afraid of them rejecting the idea (it won't give him money)</text:span><text:line-break/><text:span text:style-name="T7">  </text:span><text:span text:style-name="T1">- He loves apples and fruits in general.</text:span><text:line-break/><text:span text:style-name="T7">  </text:span><text:span text:style-name="T1">- He claims himself to be an expert in flowers, although he doesn't have that much experience.</text:span><text:line-break/><text:span text:style-name="T7">  </text:span><text:span text:style-name="T1">- his fav are the dalmatian bellflowers</text:span><text:line-break/><text:span text:style-name="T7">  </text:span><text:span text:style-name="T1">- he tends to come off as rude at first, he has a habit of frowning his brows. But he is a nice one</text:span> </text:p>
      <text:p text:style-name="P5"/>
      <text:p text:style-name="P5"/>
      <text:h text:style-name="P19" text:outline-level="3">NULLAISSOA / LINNETT</text:h>
      <text:p text:style-name="P5"><text:span text:style-name="T1">First design/OC created: Sep 2021</text:span><text:line-break/><text:line-break/><text:line-break/><text:span text:style-name="T1"># Character Description</text:span><text:line-break/><text:line-break/><text:span text:style-name="T7">  </text:span><text:span text:style-name="T1">- NAME : Linnett (given by Circe)</text:span><text:line-break/><text:span text:style-name="T7"> </text:span><text:line-break/><text:span text:style-name="T7">  </text:span><text:span text:style-name="T1">- AKA : Nullaissoa (Former)</text:span><text:line-break/><text:span text:style-name="T7"> </text:span><text:line-break/><text:span text:style-name="T7">  </text:span><text:span text:style-name="T1">- AGE : unknown but very old (~800yo)</text:span><text:line-break/><text:span text:style-name="T7"> </text:span><text:line-break/><text:span text:style-name="T7">  </text:span><text:span text:style-name="T1">- BDAY : none, Jan 4 (Capricorn, given by Pierce). Dragons don't celebrate birthdays.</text:span><text:line-break/><text:span text:style-name="T7"> </text:span><text:line-break/><text:span text:style-name="T7">  </text:span><text:span text:style-name="T1">- RACE : Human</text:span><text:line-break/><text:span text:style-name="T7">• </text:span><text:span text:style-name="T1">Ghost Dragon (Former)</text:span><text:line-break/><text:span text:style-name="T7"> </text:span><text:line-break/><text:span text:style-name="T7">  </text:span><text:span text:style-name="T1">- HEIGHT : 176cm</text:span><text:line-break/><text:span text:style-name="T7">  </text:span><text:span text:style-name="T1">- WEIGHT : 67kg</text:span><text:line-break/><text:span text:style-name="T7">  </text:span><text:span text:style-name="T1">- MBTI : ISTP</text:span><text:line-break/><text:span text:style-name="T7"> </text:span><text:line-break/><text:soft-page-break/><text:span text:style-name="T7">  </text:span><text:span text:style-name="T1">- OCCUPATION : beggar (former)</text:span><text:line-break/><text:span text:style-name="T7"> </text:span><text:line-break/><text:span text:style-name="T7">  </text:span><text:span text:style-name="T1">- FAMILY : none</text:span><text:line-break/><text:span text:style-name="T7"> </text:span><text:line-break/><text:span text:style-name="T7">  </text:span><text:span text:style-name="T1">- RELATIONSHIPS : Pierce (boyfriend); Circe (acquaintance); Camille (friend); Seleni (friend)</text:span><text:line-break/><text:span text:style-name="T7"> </text:span><text:line-break/><text:span text:style-name="T7">  </text:span><text:span text:style-name="T1">- INTERESTS :</text:span><text:line-break/><text:span text:style-name="T7"> </text:span><text:line-break/><text:span text:style-name="T7">  </text:span><text:span text:style-name="T1">- ALIGNMENT : Lawful Neutral</text:span><text:line-break/><text:span text:style-name="T7"> </text:span><text:line-break/><text:span text:style-name="T7">  </text:span><text:span text:style-name="T1">- status: alive</text:span><text:line-break/><text:span text:style-name="T7"> </text:span><text:line-break/><text:line-break/><text:span text:style-name="T7"> </text:span><text:line-break/><text:line-break/><text:span text:style-name="T1">## ABILITIES</text:span><text:line-break/><text:span text:style-name="T7">  </text:span><text:span text:style-name="T1">- her breath was a cold, gray mist that took away vitality from any creature in its path, causing hallucinations and physical weakness (aging proportional to the race's longevity)  (former)</text:span><text:line-break/><text:span text:style-name="T7">  </text:span><text:span text:style-name="T1">- floating</text:span><text:line-break/><text:span text:style-name="T7">  </text:span><text:span text:style-name="T1">- telepathy (former)</text:span><text:line-break/><text:span text:style-name="T7">  </text:span><text:span text:style-name="T1">- telekinesis (former)</text:span><text:line-break/><text:line-break/><text:span text:style-name="T1">## APPEARANCE</text:span><text:line-break/><text:span text:style-name="T7">  </text:span><text:span text:style-name="T1">- EYE COLOR :</text:span><text:line-break/><text:span text:style-name="T7">  </text:span><text:span text:style-name="T1">- HAIR COLOR :</text:span><text:line-break/><text:span text:style-name="T7">  </text:span><text:span text:style-name="T1">- HAIR TYPE AND DETAILS :</text:span><text:line-break/><text:span text:style-name="T7">  </text:span><text:span text:style-name="T1">- SKIN COLOR AND DETAILS :</text:span><text:line-break/><text:span text:style-name="T7">  </text:span><text:span text:style-name="T1">- FACE SHAPE :</text:span><text:line-break/><text:span text:style-name="T7">  </text:span><text:span text:style-name="T1">- BODY BUILD :</text:span><text:line-break/><text:span text:style-name="T7">  </text:span><text:span text:style-name="T1">- OTHER INFO :</text:span><text:line-break/><text:line-break/><text:line-break/><text:span text:style-name="T1">## EARLY LIFE</text:span><text:line-break/><text:span text:style-name="T7">  </text:span><text:span text:style-name="T1">- Nullaissoa died defending their lair and were robbed of their treasure, among them, a golden necklace which they cherished very much. Because of that they turned into a Ghost dragon</text:span><text:line-break/><text:span text:style-name="T7">  </text:span><text:span text:style-name="T1">- as a Ghost dragon, they weren't able to quiet down, it was just like a child that lost their fav toy. No treasure ever given to them seemed to satisfy their anguish</text:span><text:line-break/><text:span text:style-name="T7">  </text:span><text:span text:style-name="T1">- after centuries of restlessness, they finally met a powerful and mysterious mage (Circe Devonshire) that claimed to have a solution to Nullaissoa's suffering.</text:span><text:line-break/><text:span text:style-name="T7">  </text:span><text:span text:style-name="T1">- - the mage would turn them into a Human and they would live for about a century, and the feeling of </text:span><text:soft-page-break/><text:span text:style-name="T1">anguish would finally disappeae after passing</text:span><text:line-break/><text:span text:style-name="T7">  </text:span><text:span text:style-name="T1">- Nullaissoa accepted the deal and after a long and complicated ritual, they were transformed into a female Human. Lost all her powers, but she could still float.</text:span><text:line-break/><text:span text:style-name="T7">  </text:span><text:span text:style-name="T1">- - the mage named her Linnett</text:span><text:line-break/><text:span text:style-name="T7">  </text:span><text:span text:style-name="T1">- - she had to give Circe with all the treasures she had collected</text:span><text:line-break/><text:span text:style-name="T7">  </text:span><text:span text:style-name="T1">- as a human, Linnett still retained a high intelligence and didn't take long to learn the local language.</text:span><text:line-break/><text:span text:style-name="T7">  </text:span><text:span text:style-name="T1">- one day she was caught stealing food from a shop (she hadn't fully grasped the concept of making money yet, so she had none)</text:span><text:line-break/><text:span text:style-name="T7">  </text:span><text:span text:style-name="T1">- - that's when Pierce came and bought it for her.</text:span><text:line-break/><text:span text:style-name="T7">  </text:span><text:span text:style-name="T1">- - he took her to his house (she was living as a beggar)</text:span><text:line-break/><text:span text:style-name="T7">  </text:span><text:span text:style-name="T1">- he was surprised by how fast she learned his native language, gradually, they didn't use Common anymore</text:span><text:line-break/><text:span text:style-name="T7">  </text:span><text:span text:style-name="T1">- they started dating</text:span><text:line-break/><text:span text:style-name="T7">  </text:span><text:span text:style-name="T1">- nobody had explained to her about the mating season</text:span><text:line-break/><text:span text:style-name="T7">  </text:span><text:span text:style-name="T1">- - between March and September, she would notice many rabbits around the village but she never paid any mind to it.</text:span><text:line-break/><text:span text:style-name="T7">  </text:span><text:span text:style-name="T1">- - that's when Pierce had his peak week and transformed into a full rabbit</text:span><text:line-break/><text:line-break/><text:span text:style-name="T7"> </text:span><text:line-break/><text:span text:style-name="T1">## FACTS/TRIVIA</text:span><text:line-break/><text:span text:style-name="T7">  </text:span><text:span text:style-name="T1">- she loves cheese</text:span><text:line-break/><text:span text:style-name="T7">  </text:span><text:span text:style-name="T1">- her scarf was bought at a sus shop (with Pierce's money)</text:span><text:line-break/><text:span text:style-name="T7">  </text:span><text:span text:style-name="T1">- - he got angry because it was expensive and it looked like it was made out of fake silk.</text:span><text:line-break/><text:span text:style-name="T7">  </text:span><text:span text:style-name="T1">- - it wasn't just a simple scarf though (it was alive, like Aladdin's carpet). Linnett named it Scarlet.</text:span><text:line-break/><text:span text:style-name="T7">  </text:span><text:span text:style-name="T1">- she has cold intolerance</text:span><text:line-break/><text:span text:style-name="T7">  </text:span><text:span text:style-name="T1">- her left thigh is invisible</text:span><text:line-break/><text:span text:style-name="T7">  </text:span><text:span text:style-name="T1">- although she is super old, now she has about 80 years left to live</text:span><text:line-break/><text:span text:style-name="T7">  </text:span><text:span text:style-name="T1">- not athletic</text:span><text:line-break/><text:span text:style-name="T7">  </text:span><text:span text:style-name="T1">- she enjoys playing silly pranks on random people</text:span><text:line-break/><text:span text:style-name="T7">  </text:span><text:span text:style-name="T1">- fluent in Common, Draconic, the rabbits language and 2 more.</text:span> </text:p>
      <text:p text:style-name="P5"/>
      <text:h text:style-name="P20" text:outline-level="3">EVION / LAEL &amp; SAELATI</text:h>
      <text:p text:style-name="P9"><text:span text:style-name="T7">  </text:span><text:span text:style-name="T1">- Lael is Evion's child name. It was used by Seleni, but mostly used by Saelati</text:span><text:line-break/><text:span text:style-name="T7">  </text:span><text:span text:style-name="T1">- Evion is a Wood Elf. Well versed in many areas such as crafting and swordfighting. He exceeded most elves of his age in studies and was highly praised by the elders. Sometimes, he felt very pressured to meet others' expectations and felt relieved that with Seleni he didn't need to force himself.</text:span><text:line-break/><text:span text:style-name="T7">  </text:span><text:span text:style-name="T1">- He had the biggest crush on Seleni, but not long after he reached adulthood, he was promised to Saelati (she needed to find a partner to keep her lineage, her family had no son). He was reluctant, but after Seleni ran away, he had no choice but to marry.</text:span><text:line-break/><text:span text:style-name="T7">  </text:span><text:span text:style-name="T1">- It wasn't the happiest, but it wasn't bad either. Saelati and Evion were always good friends. They had </text:span><text:soft-page-break/><text:span text:style-name="T1">children and everything and got along really well with each other, but Saelati always knew his heart belonged elsewhere.</text:span></text:p>
      <text:p text:style-name="P5"/>
      <text:h text:style-name="P20" text:outline-level="3">ROSATRIA HERNELIS</text:h>
      <text:p text:style-name="P9"><text:span text:style-name="T7"> </text:span><text:span text:style-name="T1">- Rosatria is a hardworking Half Elf. She used to be a thief at the streets and lived in poverty. One day, Seleni finds her cornered by some dangerous people and rescues her. Then she offers her a job at her drugstore and Rosatria lives in the neighborhood.</text:span><text:line-break/><text:span text:style-name="T7">  </text:span><text:span text:style-name="T1">- Initially, it was kinda hard cuz Rosa kept skipping work or stealing from the customers, and even ran away once too (she lived in the streets at the time, Seleni was the one who got her a place to live), but in the end came back and they bond with each other quickly since they both shared a similar past of feeling isolated and ran away from their homes.</text:span><text:line-break/><text:span text:style-name="T7">  </text:span><text:span text:style-name="T1">- Rosatria is young and just reached mature age.</text:span> </text:p>
      <text:p text:style-name="P9"/>
      <text:h text:style-name="P20" text:outline-level="3">CIRCE DEVONSHIRE</text:h>
      <text:p text:style-name="P12">- a powerful mage that lives in the slums. Nobody knows much about her and she has always lived as a loner. She works by helping people with anything they want in exchange for a great amount of money. Some say it's sketchy, others, a life saviour. She performs complicated and dangerous rituals, sometimes prohibited and she's wanted by the government. No one knows her true appearance and how long has she lived.</text:p>
      <text:p text:style-name="P9"/>
      <text:h text:style-name="P20" text:outline-level="3" text:is-list-header="tru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0T18:44:30.938000000</meta:creation-date>
    <meta:editing-duration>PT7M1S</meta:editing-duration>
    <meta:editing-cycles>5</meta:editing-cycles>
    <meta:generator>LibreOffice/24.2.4.2$Windows_X86_64 LibreOffice_project/51a6219feb6075d9a4c46691dcfe0cd9c4fff3c2</meta:generator>
    <dc:title>WRITING</dc:title>
    <dc:date>2024-10-28T22:29:00.359000000</dc:date>
    <meta:document-statistic meta:table-count="0" meta:image-count="0" meta:object-count="0" meta:page-count="26" meta:paragraph-count="93" meta:word-count="7484" meta:character-count="40763" meta:non-whitespace-character-count="32663"/>
    <meta:template xlink:type="simple" xlink:actuate="onRequest" xlink:title="WRITING" xlink:href="../../../Users/hiram/AppData/Roaming/LibreOffice/4/user/template/WRITING.ott" meta:date="2024-07-10T18:44:29.839000000"/>
  </office:meta>
</office:document-meta>
</file>